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bb999" officeooo:paragraph-rsid="001bb999"/>
    </style:style>
    <style:style style:name="P2" style:family="paragraph" style:parent-style-name="Title">
      <style:text-properties officeooo:rsid="001bb999" officeooo:paragraph-rsid="001bb999"/>
    </style:style>
    <style:style style:name="P3" style:family="paragraph" style:parent-style-name="Text_20_body" style:list-style-name="L1">
      <style:text-properties officeooo:paragraph-rsid="0032a1bc"/>
    </style:style>
    <style:style style:name="P4" style:family="paragraph" style:parent-style-name="Text_20_body" style:list-style-name="L1">
      <style:text-properties officeooo:paragraph-rsid="0045bfa1"/>
    </style:style>
    <style:style style:name="P5" style:family="paragraph" style:parent-style-name="Text_20_body" style:list-style-name="L1">
      <style:text-properties officeooo:rsid="003e1b7f" officeooo:paragraph-rsid="0032a1bc" fo:background-color="#ffff00"/>
    </style:style>
    <style:style style:name="P6" style:family="paragraph" style:parent-style-name="Text_20_body" style:list-style-name="L1">
      <style:text-properties officeooo:rsid="002a93aa" officeooo:paragraph-rsid="002a93aa"/>
    </style:style>
    <style:style style:name="P7" style:family="paragraph" style:parent-style-name="Text_20_body" style:list-style-name="L2">
      <style:text-properties officeooo:paragraph-rsid="00248973"/>
    </style:style>
    <style:style style:name="P8" style:family="paragraph" style:parent-style-name="Text_20_body" style:list-style-name="L2">
      <style:text-properties officeooo:paragraph-rsid="001d28e3"/>
    </style:style>
    <style:style style:name="P9" style:family="paragraph" style:parent-style-name="Text_20_body" style:list-style-name="L2">
      <style:text-properties officeooo:rsid="001bb999" officeooo:paragraph-rsid="001bb999"/>
    </style:style>
    <style:style style:name="P10" style:family="paragraph" style:parent-style-name="Text_20_body" style:list-style-name="L2">
      <style:text-properties officeooo:paragraph-rsid="0027ccb4" fo:background-color="transparent"/>
    </style:style>
    <style:style style:name="P11" style:family="paragraph" style:parent-style-name="Text_20_body" style:list-style-name="L1">
      <style:text-properties officeooo:paragraph-rsid="0032a1bc" fo:background-color="transparent"/>
    </style:style>
    <style:style style:name="P12" style:family="paragraph" style:parent-style-name="Text_20_body">
      <style:text-properties officeooo:paragraph-rsid="0040751e" fo:background-color="transparent"/>
    </style:style>
    <style:style style:name="P13" style:family="paragraph" style:parent-style-name="Text_20_body">
      <style:text-properties officeooo:rsid="003fde40" officeooo:paragraph-rsid="0040751e" fo:background-color="transparent"/>
    </style:style>
    <style:style style:name="T1" style:family="text">
      <style:text-properties officeooo:rsid="0043262d" fo:background-color="#ffff00" loext:char-shading-value="0"/>
    </style:style>
    <style:style style:name="T2" style:family="text">
      <style:text-properties officeooo:rsid="001d28e3" fo:background-color="#ffff00" loext:char-shading-value="0"/>
    </style:style>
    <style:style style:name="T3" style:family="text">
      <style:text-properties officeooo:rsid="00442849" fo:background-color="#ffff00" loext:char-shading-value="0"/>
    </style:style>
    <style:style style:name="T4" style:family="text">
      <style:text-properties officeooo:rsid="001d28e3"/>
    </style:style>
    <style:style style:name="T5" style:family="text">
      <style:text-properties officeooo:rsid="001eaaa8"/>
    </style:style>
    <style:style style:name="T6" style:family="text">
      <style:text-properties fo:background-color="transparent" loext:char-shading-value="0"/>
    </style:style>
    <style:style style:name="T7" style:family="text">
      <style:text-properties officeooo:rsid="002001f5" fo:background-color="transparent" loext:char-shading-value="0"/>
    </style:style>
    <style:style style:name="T8" style:family="text">
      <style:text-properties officeooo:rsid="002001f5" fo:background-color="transparent" loext:char-shading-value="0"/>
    </style:style>
    <style:style style:name="T9" style:family="text">
      <style:text-properties officeooo:rsid="0020d0d6" fo:background-color="transparent" loext:char-shading-value="0"/>
    </style:style>
    <style:style style:name="T10" style:family="text">
      <style:text-properties officeooo:rsid="0021bba5" fo:background-color="transparent" loext:char-shading-value="0"/>
    </style:style>
    <style:style style:name="T11" style:family="text">
      <style:text-properties officeooo:rsid="003c78e4" fo:background-color="transparent" loext:char-shading-value="0"/>
    </style:style>
    <style:style style:name="T12" style:family="text">
      <style:text-properties officeooo:rsid="003c78e4" fo:background-color="transparent" loext:char-shading-value="0"/>
    </style:style>
    <style:style style:name="T13" style:family="text">
      <style:text-properties officeooo:rsid="002d09bf" fo:background-color="transparent" loext:char-shading-value="0"/>
    </style:style>
    <style:style style:name="T14" style:family="text">
      <style:text-properties officeooo:rsid="004251fe" fo:background-color="transparent" loext:char-shading-value="0"/>
    </style:style>
    <style:style style:name="T15" style:family="text">
      <style:text-properties officeooo:rsid="0043262d" fo:background-color="transparent" loext:char-shading-value="0"/>
    </style:style>
    <style:style style:name="T16" style:family="text">
      <style:text-properties officeooo:rsid="001d28e3" fo:background-color="transparent" loext:char-shading-value="0"/>
    </style:style>
    <style:style style:name="T17" style:family="text">
      <style:text-properties officeooo:rsid="00442849" fo:background-color="transparent" loext:char-shading-value="0"/>
    </style:style>
    <style:style style:name="T18" style:family="text">
      <style:text-properties officeooo:rsid="004993e8" fo:background-color="transparent" loext:char-shading-value="0"/>
    </style:style>
    <style:style style:name="T19" style:family="text">
      <style:text-properties officeooo:rsid="00248973"/>
    </style:style>
    <style:style style:name="T20" style:family="text">
      <style:text-properties officeooo:rsid="0024eb45"/>
    </style:style>
    <style:style style:name="T21" style:family="text">
      <style:text-properties officeooo:rsid="0026a5ee"/>
    </style:style>
    <style:style style:name="T22" style:family="text">
      <style:text-properties officeooo:rsid="0027ccb4"/>
    </style:style>
    <style:style style:name="T23" style:family="text">
      <style:text-properties officeooo:rsid="002c3fe3"/>
    </style:style>
    <style:style style:name="T24" style:family="text">
      <style:text-properties officeooo:rsid="0036350e"/>
    </style:style>
    <style:style style:name="T25" style:family="text">
      <style:text-properties officeooo:rsid="0038b852"/>
    </style:style>
    <style:style style:name="T26" style:family="text">
      <style:text-properties officeooo:rsid="00394a6c"/>
    </style:style>
    <style:style style:name="T27" style:family="text">
      <style:text-properties officeooo:rsid="003c78e4"/>
    </style:style>
    <style:style style:name="T28" style:family="text">
      <style:text-properties officeooo:rsid="002d09bf"/>
    </style:style>
    <style:style style:name="T29" style:family="text">
      <style:text-properties officeooo:rsid="00310aa2"/>
    </style:style>
    <style:style style:name="T30" style:family="text">
      <style:text-properties officeooo:rsid="004035ff"/>
    </style:style>
    <style:style style:name="T31" style:family="text">
      <style:text-properties officeooo:rsid="0040751e"/>
    </style:style>
    <style:style style:name="T32" style:family="text">
      <style:text-properties officeooo:rsid="00411fd8"/>
    </style:style>
    <style:style style:name="T33" style:family="text">
      <style:text-properties officeooo:rsid="00444a8c"/>
    </style:style>
    <style:style style:name="T34" style:family="text">
      <style:text-properties officeooo:rsid="004993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rating systems – Task 2</text:p>
      <text:p text:style-name="P1">Threads &amp; Processes</text:p>
      <text:p text:style-name="Subtitle">Ingebrigt Hovind</text:p>
      <text:h text:style-name="Heading_20_1" text:outline-level="1">1 <text:s/>Processes and threads</text:h>
      <text:list xml:id="list1196757949" text:style-name="L1">
        <text:list-item>
          <text:p text:style-name="P3"><text:span text:style-name="T5">A process is made up of one or more threads. A thread is a single execution sequence executed sequentially. </text:span><text:span text:style-name="T7">A process is a program in execution with its own PCB, </text:span><text:span text:style-name="T11">which is where the information that the operating system needs about the process is stored</text:span><text:span text:style-name="T7">. </text:span><text:span text:style-name="T8">A thread is a segment of this process, inheriting parts of its PCB, such as </text:span><text:span text:style-name="T12">its heap,</text:span><text:span text:style-name="T8"> while creating its own TCB, contain</text:span><text:span text:style-name="T13">in</text:span><text:span text:style-name="T8">g its own </text:span><text:span text:style-name="T13">stack, program </text:span><text:span text:style-name="T12">counter and thread id</text:span><text:span text:style-name="T8">.</text:span></text:p>
          <text:p text:style-name="P11"><text:span text:style-name="T28">Threads are lightweight processes which require less overhead in order to create compared to forking a new process. A Thread has access to its parent’s memory, </text:span><text:span text:style-name="T29">but it gets its own stack, </text:span><text:span text:style-name="T28">while a new process copies on </text:span><text:span text:style-name="T27">write if it references parts of memory belonging to the process that created it</text:span></text:p>
        </text:list-item>
        <text:list-item>
          <text:p text:style-name="P5"/>
        </text:list-item>
      </text:list>
      <text:p text:style-name="P13">Threads are advantageous when wanting to do more than one thing at a time in a program. <text:span text:style-name="T30">For example, </text:span><text:span text:style-name="T33">a word processor</text:span><text:span text:style-name="T30"> might want to save the document you are writing in the background without freezing the program for the user. The developer can then use separate threads, one to handle the program itself, and another one which is created at given intervals in order to automatically save the document to disk.</text:span></text:p>
      <text:p text:style-name="P12"><text:span text:style-name="T31">A thread would be advantageous if the developer wants to do more than one thing at once, but does not want them to have access to each other’s memory or to interact with each other an excessive amount. While processes use more resources to create and run, they are more secure in the way that they do not share their memory like threads do. </text:span><text:span text:style-name="T32">If a programmer want to ensure that a bug in one sequence of instructions does not affect another part of the program, then the programmer needs to create a separate thread. </text:span></text:p>
      <text:list xml:id="list153822557168630" text:continue-numbering="true" text:style-name="L1">
        <text:list-item>
          <text:p text:style-name="P6">Each thread requires a thread control block in order to keep track of state of the execution of the thread. Without keeping track of this, it would be impossible for the kernel to start a thread after stopping it, as there would be no way to know where to restart it from. A thread also requires its own stack, as a thread is a separate execution from the parent process with potentially its own <text:span text:style-name="T23">method calls and local variables.</text:span></text:p>
        </text:list-item>
        <text:list-item>
          <text:p text:style-name="P4"><text:span text:style-name="T4">Cooperative threading means that the thread itself decides when to yield the processor and allow it to work on other threads, this allows the thread to potentially hog the processor, slowing the system down significantly. </text:span></text:p>
          <text:p text:style-name="P4"><text:span text:style-name="T4">Preemptive threading means that the kernel decides when to yield a thread, so that no single thread can keep the processor busy for an inordinate amount of time. </text:span></text:p>
          <text:p text:style-name="P4"><text:span text:style-name="T14">In each case the context switch requires kernel privileges. Firstly the state of the thread is saved to memory, </text:span><text:span text:style-name="T15">then the kernel’s handler code is run in order to handle the interrupt or </text:span><text:soft-page-break/><text:span text:style-name="T15">exception that caused the context switch. Lastly the thread that is to be run next is restored onto the processor, so that it may resume running where it left off.</text:span></text:p>
        </text:list-item>
      </text:list>
      <text:h text:style-name="Heading_20_1" text:outline-level="1">2 <text:s/>C program with POSIX threads</text:h>
      <text:list xml:id="list1911764053" text:style-name="L2">
        <text:list-item>
          <text:p text:style-name="P9">The go function is executed when the code runs, as the thread is created with a pointer to this function as a parameter. <text:span text:style-name="T6">What the go function does i</text:span><text:span text:style-name="T9">s </text:span><text:span text:style-name="T10">print the hello from the thread including the thread number, and then exit with the exit code 100 + (thread number)</text:span></text:p>
        </text:list-item>
        <text:list-item>
          <text:p text:style-name="P9">Because creating and scheduling threads are two separate processes. This means that threads do not have to be scheduled in the order that they are created, as the kernel can force the thread to yield at any moment in order to prioritize another thread. </text:p>
        </text:list-item>
        <text:list-item>
          <text:p text:style-name="P9">The maximum number of threads that could be active when thread 8 prints “hello” would be 11, as the program creates ten threads, which in addition to the original thread of the program makes 11. Due to the scheduling of the threads not following a set order, <text:span text:style-name="T4">the program could create all the threads, then thread <text:s/>could print “hello” before an of the threads have been closed. Following the same logic, the minimum number of threads when thread 8 prints “hello” is two, as thread 8 could be scheduled in a way that every other thread is closed before it has a chance to print hello, leaving only it and the original thread.</text:span></text:p>
        </text:list-item>
        <text:list-item>
          <text:p text:style-name="P7"><text:span text:style-name="T20">p</text:span><text:span text:style-name="T19">thread_join halts the main thread until the </text:span><text:span text:style-name="T20">given thread has had time to complete. </text:span><text:span text:style-name="T34">Using this in a for loop as shown ensures that all the threads exit in order of creation</text:span></text:p>
        </text:list-item>
        <text:list-item>
          <text:p text:style-name="P8"><text:span text:style-name="T16">This would make thread 5 sleep </text:span><text:span text:style-name="T17">and halt it’s execution</text:span><text:span text:style-name="T16"> for 2 seconds. </text:span><text:span text:style-name="T17">As th</text:span><text:span text:style-name="T15">is happens after the printing, the greetings would still happen in an arbitrary order. But the exits would be ordered </text:span><text:span text:style-name="T17">just like</text:span><text:span text:style-name="T15"> in the original program. </text:span><text:span text:style-name="T17">Sleeping like this</text:span><text:span text:style-name="T15"> would practically speaking ensure that all the threads perform their greetings before thread 5 has exited, as even if thread 5 </text:span><text:span text:style-name="T18">prints before any of the other threads</text:span><text:span text:style-name="T15">, the other threads would </text:span><text:span text:style-name="T17">then be</text:span><text:span text:style-name="T15"> scheduled while the processor awaits thread 5 to be done sleeping.</text:span></text:p>
        </text:list-item>
        <text:list-item>
          <text:p text:style-name="P10"><text:span text:style-name="T22">When pthread join </text:span><text:span text:style-name="T24">is executed the threads are either currently running or finished. If the thread</text:span><text:span text:style-name="T25"> is </text:span><text:span text:style-name="T24">not </text:span><text:span text:style-name="T25">finished</text:span><text:span text:style-name="T24"> then the main thread is halted until the given thread finishes. </text:span><text:span text:style-name="T26">So when the pthread_join returns, then the thread it took as a parameter is in the finished sta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02T15:38:07.697908128</dc:date>
    <meta:editing-duration>PT1H41M58S</meta:editing-duration>
    <meta:editing-cycles>14</meta:editing-cycles>
    <meta:generator>LibreOffice/6.4.6.2$Linux_X86_64 LibreOffice_project/40$Build-2</meta:generator>
    <meta:document-statistic meta:table-count="0" meta:image-count="0" meta:object-count="0" meta:page-count="2" meta:paragraph-count="20" meta:word-count="904" meta:character-count="5043" meta:non-whitespace-character-count="4160"/>
  </office:meta>
</office:document-meta>
</file>